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Monaco" svg:font-family="Monaco" style:font-family-generic="roman"/>
    <style:font-face style:name="ArialMT1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color="#000000" style:font-name="Times New Roman" fo:font-size="12pt" officeooo:rsid="001407bc" style:font-size-asian="12pt" style:font-size-complex="12pt"/>
    </style:style>
    <style:style style:name="P2" style:family="paragraph" style:parent-style-name="Standard">
      <style:text-properties fo:color="#000000" style:font-name="Times New Roman" fo:font-size="12pt" officeooo:rsid="001407bc" officeooo:paragraph-rsid="00143b94" style:font-size-asian="12pt" style:font-size-complex="12pt"/>
    </style:style>
    <style:style style:name="P3" style:family="paragraph" style:parent-style-name="Standard">
      <style:text-properties fo:color="#000000" style:font-name="Times New Roman" fo:font-size="12pt" officeooo:paragraph-rsid="001407bc" style:font-size-asian="12pt" style:font-size-complex="12pt"/>
    </style:style>
    <style:style style:name="P4" style:family="paragraph" style:parent-style-name="Standard">
      <style:text-properties fo:color="#000000" style:font-name="Times New Roman" fo:font-size="12pt" officeooo:rsid="00143b94" officeooo:paragraph-rsid="00152b95" style:font-size-asian="12pt" style:font-size-complex="12pt"/>
    </style:style>
    <style:style style:name="P5" style:family="paragraph" style:parent-style-name="Standard">
      <style:text-properties fo:color="#000000" style:font-name="Times New Roman" fo:font-size="12pt" officeooo:rsid="00143b94" officeooo:paragraph-rsid="0016f1ff" style:font-size-asian="12pt" style:font-size-complex="12pt"/>
    </style:style>
    <style:style style:name="P6" style:family="paragraph" style:parent-style-name="Standard">
      <style:text-properties fo:color="#000000" style:font-name="Times New Roman" fo:font-size="12pt" officeooo:paragraph-rsid="00152b95" style:font-size-asian="12pt" style:font-size-complex="12pt"/>
    </style:style>
    <style:style style:name="P7" style:family="paragraph" style:parent-style-name="Standard">
      <style:text-properties fo:color="#000000" style:font-name="Times New Roman" fo:font-size="12pt" officeooo:paragraph-rsid="0016f1ff" style:font-size-asian="12pt" style:font-size-complex="12pt"/>
    </style:style>
    <style:style style:name="P8" style:family="paragraph" style:parent-style-name="Standard">
      <style:text-properties fo:color="#000000" style:font-name="Times New Roman" fo:font-size="12pt" officeooo:paragraph-rsid="0019dcdb" style:font-size-asian="12pt" style:font-size-complex="12pt"/>
    </style:style>
    <style:style style:name="P9" style:family="paragraph" style:parent-style-name="Standard">
      <style:text-properties fo:color="#000000" style:font-name="Times New Roman" fo:font-size="12pt" officeooo:paragraph-rsid="001b2374" style:font-size-asian="12pt" style:font-size-complex="12pt"/>
    </style:style>
    <style:style style:name="T1" style:family="text">
      <style:text-properties officeooo:rsid="001407bc"/>
    </style:style>
    <style:style style:name="T2" style:family="text">
      <style:text-properties fo:color="#3f5fbf"/>
    </style:style>
    <style:style style:name="T3" style:family="text">
      <style:text-properties fo:color="#3f5fbf" style:font-name="Monaco" fo:font-size="11pt" style:font-size-asian="11pt"/>
    </style:style>
    <style:style style:name="T4" style:family="text">
      <style:text-properties fo:color="#3f5fbf" style:font-name="Monaco" fo:font-size="11pt" officeooo:rsid="0016f1ff" style:font-size-asian="11pt"/>
    </style:style>
    <style:style style:name="T5" style:family="text">
      <style:text-properties fo:color="#3f5fbf" style:font-name="Monaco" fo:font-size="11pt" style:text-underline-style="solid" style:text-underline-width="auto" style:text-underline-color="font-color" style:font-size-asian="11pt"/>
    </style:style>
    <style:style style:name="T6" style:family="text">
      <style:text-properties fo:color="#3f5fbf" fo:font-size="11pt" style:font-size-asian="11pt"/>
    </style:style>
    <style:style style:name="T7" style:family="text">
      <style:text-properties fo:color="#3f5fbf" fo:font-size="11pt" officeooo:rsid="0016f1ff" style:font-size-asian="11pt"/>
    </style:style>
    <style:style style:name="T8" style:family="text">
      <style:text-properties fo:color="#3f5fbf" fo:font-size="11pt" style:text-underline-style="solid" style:text-underline-width="auto" style:text-underline-color="font-color" style:font-size-asian="11pt"/>
    </style:style>
    <style:style style:name="T9" style:family="text">
      <style:text-properties fo:color="#3f5fbf" style:text-underline-style="solid" style:text-underline-width="auto" style:text-underline-color="font-color"/>
    </style:style>
    <style:style style:name="T10" style:family="text">
      <style:text-properties fo:color="#3f5fbf" officeooo:rsid="0016f1ff"/>
    </style:style>
    <style:style style:name="T11" style:family="text">
      <style:text-properties officeooo:rsid="00152b95"/>
    </style:style>
    <style:style style:name="T12" style:family="text">
      <style:text-properties officeooo:rsid="0016f1ff"/>
    </style:style>
    <style:style style:name="T13" style:family="text">
      <style:text-properties style:text-underline-style="none"/>
    </style:style>
    <style:style style:name="T14" style:family="text">
      <style:text-properties fo:color="#000000"/>
    </style:style>
    <style:style style:name="T15" style:family="text">
      <style:text-properties fo:color="#000000" style:font-name="Times New Roman" fo:font-size="12pt" style:font-size-asian="12pt" style:font-size-complex="12pt"/>
    </style:style>
    <style:style style:name="T16" style:family="text">
      <style:text-properties fo:color="#000000" style:font-name="Times New Roman" fo:font-size="12pt" officeooo:rsid="0016f1ff" style:font-size-asian="12pt" style:font-size-complex="12pt"/>
    </style:style>
    <style:style style:name="T17" style:family="text">
      <style:text-properties fo:color="#000000" style:font-name="Times New Roman" fo:font-size="12pt" officeooo:rsid="001407bc" style:font-size-asian="12pt" style:font-size-complex="12pt"/>
    </style:style>
    <style:style style:name="T18" style:family="text">
      <style:text-properties fo:color="#000000" style:font-name="Times New Roman" fo:font-size="12pt" officeooo:rsid="001b2374" style:font-size-asian="12pt" style:font-size-complex="12pt"/>
    </style:style>
    <style:style style:name="T19" style:family="text">
      <style:text-properties fo:color="#000000" style:font-name="Times New Roman" fo:font-size="12pt" style:text-underline-style="none" style:font-size-asian="12pt" style:font-size-complex="12pt"/>
    </style:style>
    <style:style style:name="T20" style:family="text">
      <style:text-properties fo:color="#000000" style:font-name="ArialMT" fo:font-size="13pt" style:font-size-asian="13pt"/>
    </style:style>
    <style:style style:name="T21" style:family="text">
      <style:text-properties fo:color="#000000" style:font-name="ArialMT" fo:font-size="13pt" officeooo:rsid="001b2374" style:font-size-asian="13pt"/>
    </style:style>
    <style:style style:name="T22" style:family="text">
      <style:text-properties fo:color="#000000" style:text-position="super 58%"/>
    </style:style>
    <style:style style:name="T23" style:family="text">
      <style:text-properties fo:color="#000000" style:text-position="super 58%" style:font-name="ArialMT" fo:font-size="11pt" style:font-size-asian="11pt"/>
    </style:style>
    <style:style style:name="T24" style:family="text">
      <style:text-properties fo:color="#000000" style:text-position="super 58%" fo:font-size="11pt" style:font-size-asian="11pt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fo:font-size="12pt" officeooo:rsid="0016f1ff" style:font-size-asian="12pt" style:font-size-complex="12pt"/>
    </style:style>
    <style:style style:name="T27" style:family="text">
      <style:text-properties fo:color="#000000" fo:font-size="12pt" officeooo:rsid="001407bc" style:font-size-asian="12pt" style:font-size-complex="12pt"/>
    </style:style>
    <style:style style:name="T28" style:family="text">
      <style:text-properties fo:color="#000000" fo:font-size="12pt" officeooo:rsid="001b2374" style:font-size-asian="12pt" style:font-size-complex="12pt"/>
    </style:style>
    <style:style style:name="T29" style:family="text">
      <style:text-properties fo:color="#000000" fo:font-size="12pt" style:text-underline-style="none" style:font-size-asian="12pt" style:font-size-complex="12pt"/>
    </style:style>
    <style:style style:name="T30" style:family="text">
      <style:text-properties fo:color="#000000" fo:font-size="13pt" style:font-size-asian="13pt"/>
    </style:style>
    <style:style style:name="T31" style:family="text">
      <style:text-properties fo:color="#000000" fo:font-size="13pt" officeooo:rsid="001b2374" style:font-size-asian="13pt"/>
    </style:style>
    <style:style style:name="T32" style:family="text">
      <style:text-properties fo:color="#000000" officeooo:rsid="0016f1ff"/>
    </style:style>
    <style:style style:name="T33" style:family="text">
      <style:text-properties fo:color="#000000" style:text-underline-style="none"/>
    </style:style>
    <style:style style:name="T34" style:family="text">
      <style:text-properties fo:color="#000000" officeooo:rsid="001407bc"/>
    </style:style>
    <style:style style:name="T35" style:family="text">
      <style:text-properties fo:color="#000000" officeooo:rsid="001b2374"/>
    </style:style>
    <style:style style:name="T36" style:family="text">
      <style:text-properties fo:color="#000000" officeooo:rsid="001cbe72"/>
    </style:style>
    <style:style style:name="T37" style:family="text">
      <style:text-properties style:text-position="super 58%"/>
    </style:style>
    <style:style style:name="T38" style:family="text">
      <style:text-properties style:text-position="super 58%" fo:font-weight="bold" officeooo:rsid="0018bc41" style:font-weight-asian="bold" style:font-weight-complex="bold"/>
    </style:style>
    <style:style style:name="T39" style:family="text">
      <style:text-properties officeooo:rsid="0019dcdb"/>
    </style:style>
    <style:style style:name="T40" style:family="text">
      <style:text-properties officeooo:rsid="001b2374"/>
    </style:style>
    <style:style style:name="T41" style:family="text">
      <style:text-properties fo:font-weight="bold" officeooo:rsid="001b2374" style:font-weight-asian="bold" style:font-weight-complex="bold"/>
    </style:style>
    <style:style style:name="T42" style:family="text">
      <style:text-properties fo:font-weight="bold" officeooo:rsid="00152b95" style:font-weight-asian="bold" style:font-weight-complex="bold"/>
    </style:style>
    <style:style style:name="T43" style:family="text">
      <style:text-properties fo:font-weight="normal" officeooo:rsid="001b2374" style:font-weight-asian="normal" style:font-weight-complex="normal"/>
    </style:style>
    <style:style style:name="T44" style:family="text">
      <style:text-properties officeooo:rsid="001cbe72"/>
    </style:style>
    <style:style style:name="T4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ilip Clark</text:p>
      <text:p text:style-name="P3"><text:span text:style-name="T1">Compsci X</text:span></text:p>
      <text:p text:style-name="P2"><text:tab/></text:p>
      <text:p text:style-name="P4"><text:tab/><text:span text:style-name="T11">My particle project models projectile motion, analyzing and graphing it in a variety of circumstances. <text:s/>The project is made up of two main components: the particle object class, which extends circle, and the particleApp class, which extends Abstract Simulation. <text:s/>Both work in tandem to create a visual and quantitative representation of projectile motion given a starting x, y position, x, y velocity, theta, and x, y acceleration.</text:span></text:p>
      <text:p text:style-name="P4"><text:span text:style-name="T11"><text:tab/></text:span></text:p>
      <text:p text:style-name="P9"><text:span text:style-name="T11"><text:tab/>The particle object has a variety of getters and setters that allow for the calculation of velocity and acceleration using a Riemann Sum (any of those I created for the Riemann project), and then uses those values to set the new x and y position of the particle. <text:s/>Theta, initial velocity, and mass (though not used in the project) are also set here. <text:s/>Importantly, both the x and y acceleration setters model air resistance based on the model </text:span><text:span text:style-name="T42">current acceleration = initial_acceleration * alpha*velocity</text:span><text:span text:style-name="T38">2</text:span><text:span text:style-name="T11">. <text:s/>Alterations to the air resistance constant, alpha, will change the shape of the particles physical motion. <text:s/>The other important component of Particle is the Step method, which</text:span> is simply a modified version of the doStep <text:span text:style-name="T11">(described later)</text:span> that is called in minLaunch.</text:p>
      <text:p text:style-name="P6"/>
      <text:p text:style-name="P7"><text:tab/><text:span text:style-name="T12">The Particle App is the component of the project that actually displays, quantifies, graphs, and optimizes projectile motion. <text:s/>Its functionality consists mainly of two parts: the doStep method and the minLaunch method.</text:span> With the doStep method it runs a simulation of a particle given starting quantities and generates the associated graphs described below. <text:s/><text:span text:style-name="T12">The function </text:span>contains the body of the particle simulations program, running every 1/10 of a second. In it, the particle's y acceleration, x acceleration are first set, allowing the x and y velocities to be set, in turn allowing the x and y positions to be set. <text:s/>The do step then adds the necessary points to the various graphs, adds a trial to mark the particles path, and increments times based on a specified delta.</text:p>
      <text:p text:style-name="P7"/>
      <text:p text:style-name="P7">With the minLaunch method (described below) it finds the minimum velocity necessary for the particle to clear the wall of the green monster (10,100) given an angle <text:span text:style-name="T13">theta</text:span>. <text:s text:c="3"/>It takes any angle <text:span text:style-name="T45">theta</text:span> and finds the minimal initial velocity necessary to launch the particle with that angle <text:span text:style-name="T45">theta</text:span> over the green monster (at (100,10)). <text:s/>It then prints out a comparison value of that minimum initial velocity and the velocity of the particle with that initial velocity upon the particle's impact with the wall. <text:s/>It then sets the initial velocity of the particle to that minimum value. <text:s/><text:span text:style-name="T12">The other functions (described in the JavaDoc) essentially work to feed these two method values and information.</text:span></text:p>
      <text:p text:style-name="P7"/>
      <text:p text:style-name="P7"><text:span text:style-name="T12"><text:tab/>The doStep works to graph several functions: the actual motion of the projectile, the y-position versus time, the x-position versus time, the x velocity versus time, the y velocity versus time, and the acceleration versus time. Depending on the different air resistance alpha and velocity values inputed into the particle, these graphs work to provide a comprehensive portrait of the physical motion of the particle.</text:span></text:p>
      <text:p text:style-name="P5"/>
      <text:p text:style-name="P8"><text:tab/><text:span text:style-name="T39">Over the course of the project I learned several new things about physics.</text:span> <text:span text:style-name="T39">Most interestingly, </text:span>I <text:span text:style-name="T39">discovered</text:span> that, <text:span text:style-name="T39">when the projectile is given an air resistance constant,</text:span> after a certain amount of time the <text:span text:style-name="T39">particle</text:span> will stop accelerating and reach a constant velocity – that is, reach a terminal velocity. <text:s/><text:span text:style-name="T40">This phenomenon can be modeled by the equation </text:span><text:span text:style-name="T41">terminal velocity = sqrt(10/alpha)</text:span><text:span text:style-name="T43">. <text:s/>That is, when </text:span></text:p>
      <text:p text:style-name="P8"><text:span text:style-name="T1">when 10 = alpha * v^2 for the y velocity, the object will stop accelerating as its acceleration equals zero. <text:s/>The ability of alpha to slow down acceleration explains why a baseball player can hit a home run than can be caught by a fan in the stadium with a small enough impact to prevent injury. Less interestingly, before I added the baseball modeling extension I experimented briefly with having my </text:span><text:soft-page-break/><text:span text:style-name="T1">particle bounce. <text:s/>Though after some research I learned that, like true air resistance, the bounce equation depends on such factors as the mass, shape, and continuity of the ball, I met with my physics teacher who helped me come up with the more general equation of: distance bounced</text:span> = <text:span text:style-name="T40">initial velocity * </text:span>t<text:span text:style-name="T40">ime</text:span> + a<text:span text:style-name="T40">cceleration*</text:span>t<text:span text:style-name="T40">ime</text:span><text:span text:style-name="T37">2</text:span>/2. <text:s/><text:span text:style-name="T44">Thus, my modeling of projectile motion in this simulation actually helped to deepen my understanding of the physics behind this two-dimensional mo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" svg:font-family="ArialMT" style:font-family-generic="roman"/>
    <style:font-face style:name="Monaco" svg:font-family="Monaco" style:font-family-generic="roman"/>
    <style:font-face style:name="ArialMT1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08:12:08.134632000</meta:creation-date>
    <dc:date>2013-10-16T19:59:20.149666000</dc:date>
    <meta:editing-duration>PT56M17S</meta:editing-duration>
    <meta:editing-cycles>8</meta:editing-cycles>
    <meta:generator>LibreOffice/4.1.0.4$MacOSX_x86 LibreOffice_project/89ea49ddacd9aa532507cbf852f2bb22b1ace28</meta:generator>
    <meta:document-statistic meta:table-count="0" meta:image-count="0" meta:object-count="0" meta:page-count="2" meta:paragraph-count="11" meta:word-count="715" meta:character-count="4403" meta:non-whitespace-character-count="3668"/>
  </office:meta>
</office:document-meta>
</file>